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arningsFinderTest.shouldPrintStubWasUsedWithDifferent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arningsFinderTest.shouldPrintUnstubbedInv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arningsFinderTest.shouldPrintUnusedStu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